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stroke-dash="Dash_20_4" svg:stroke-width="0cm" draw:marker-start="" draw:marker-start-width="0.3cm" draw:marker-start-center="false" draw:marker-end="" draw:marker-end-width="0.3cm" draw:marker-end-center="false" svg:stroke-opacity="100%" draw:stroke-linejoin="round" draw:fill="solid" draw:secondary-fill-color="#99ccff"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 style:family="graphic" style:parent-style-name="standard">
      <style:graphic-properties draw:stroke="none" draw:stroke-dash="Dash_20_4" svg:stroke-width="0cm" svg:stroke-color="#99ccff" draw:marker-start="" draw:marker-start-width="0.3cm" draw:marker-start-center="false" draw:marker-end="" draw:marker-end-width="0.3cm" draw:marker-end-center="false" svg:stroke-opacity="100%" draw:stroke-linejoin="round" draw:fill="solid" draw:fill-color="#99ccff"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0.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 style:family="graphic" style:parent-style-name="standard">
      <style:graphic-properties draw:stroke="none" draw:stroke-dash="Dash_20_4" svg:stroke-width="0cm" svg:stroke-color="#ffffff"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1.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 style:family="graphic" style:parent-style-name="standard">
      <style:graphic-properties draw:stroke="none" draw:stroke-dash="Dash_20_4" svg:stroke-width="0cm" svg:stroke-color="#99ccff" draw:marker-start="" draw:marker-start-width="0.3cm" draw:marker-start-center="false" draw:marker-end="" draw:marker-end-width="0.3cm" draw:marker-end-center="false" svg:stroke-opacity="100%" draw:stroke-linejoin="round" draw:fill="solid" draw:fill-color="#99ccff"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1.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 style:family="graphic" style:parent-style-name="standard">
      <style:graphic-properties draw:stroke="none" draw:stroke-dash="Dash_20_4" svg:stroke-width="0cm" svg:stroke-color="#800000" draw:marker-start="" draw:marker-start-width="0.3cm" draw:marker-start-center="false" draw:marker-end="" draw:marker-end-width="0.3cm" draw:marker-end-center="false" svg:stroke-opacity="100%" draw:stroke-linejoin="round" draw:fill="solid" draw:fill-color="#800000"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0.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6" style:family="graphic" style:parent-style-name="standard">
      <style:graphic-properties draw:stroke="none" draw:stroke-dash="Dash_20_4" svg:stroke-width="0cm" svg:stroke-color="#800000" draw:marker-start="" draw:marker-start-width="0.3cm" draw:marker-start-center="false" draw:marker-end="" draw:marker-end-width="0.3cm" draw:marker-end-center="false" svg:stroke-opacity="100%" draw:stroke-linejoin="round" draw:fill="solid" draw:fill-color="#800000"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1.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 style:family="graphic" style:parent-style-name="standard">
      <style:graphic-properties draw:stroke="none" draw:stroke-dash="Dash_20_4" svg:stroke-width="0cm" svg:stroke-color="#008000" draw:marker-start="" draw:marker-start-width="0.3cm" draw:marker-start-center="false" draw:marker-end="" draw:marker-end-width="0.3cm" draw:marker-end-center="false" svg:stroke-opacity="100%" draw:stroke-linejoin="round" draw:fill="solid" draw:fill-color="#008000"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0.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8" style:family="graphic" style:parent-style-name="standard">
      <style:graphic-properties draw:stroke="none" draw:stroke-dash="Dash_20_4" svg:stroke-width="0cm" svg:stroke-color="#008000" draw:marker-start="" draw:marker-start-width="0.3cm" draw:marker-start-center="false" draw:marker-end="" draw:marker-end-width="0.3cm" draw:marker-end-center="false" svg:stroke-opacity="100%" draw:stroke-linejoin="round" draw:fill="solid" draw:fill-color="#008000"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1.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9" style:family="graphic" style:parent-style-name="standard">
      <style:graphic-properties svg:stroke-color="#000000" draw:fill="solid" draw:fill-color="#000000" draw:textarea-horizontal-align="center" draw:textarea-vertical-align="middle"/>
    </style:style>
    <style:style style:name="gr10" style:family="graphic" style:parent-style-name="standard">
      <style:graphic-properties svg:stroke-color="#000000" draw:fill="solid" draw:fill-color="#ffffff" draw:textarea-horizontal-align="center" draw:textarea-vertical-align="middle"/>
    </style:style>
    <style:style style:name="gr11" style:family="graphic" style:parent-style-name="standard">
      <style:graphic-properties draw:stroke="none" draw:stroke-dash="Dash_20_4" svg:stroke-width="0cm" svg:stroke-color="#000000" draw:marker-start="" draw:marker-start-width="0.3cm" draw:marker-start-center="false" draw:marker-end="" draw:marker-end-width="0.3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2" style:family="graphic" style:parent-style-name="standard">
      <style:graphic-properties draw:stroke="none" draw:stroke-dash="Dash_20_4" svg:stroke-width="0cm" svg:stroke-color="#000000" draw:marker-start="" draw:marker-start-width="0.3cm" draw:marker-start-center="false" draw:marker-end="" draw:marker-end-width="0.3cm" draw:marker-end-center="false" svg:stroke-opacity="100%" draw:stroke-linejoin="round" draw:fill="solid" draw:fill-color="#000000"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1.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3" style:family="graphic" style:parent-style-name="standard">
      <style:graphic-properties draw:stroke="none" draw:stroke-dash="Dash_20_4"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4" style:family="graphic" style:parent-style-name="standard">
      <style:graphic-properties draw:stroke="none" draw:stroke-dash="Dash_20_4" svg:stroke-width="0cm" svg:stroke-color="#000000" draw:marker-start="" draw:marker-start-width="0.3cm" draw:marker-start-center="false" draw:marker-end="" draw:marker-end-width="0.3cm" draw:marker-end-center="false" svg:stroke-opacity="100%" draw:stroke-linejoin="round" draw:fill="solid" draw:fill-color="#000000"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1.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5" style:family="graphic" style:parent-style-name="standard">
      <style:graphic-properties draw:stroke="none" draw:stroke-dash="Dash_20_4" svg:stroke-width="0cm" draw:marker-start="" draw:marker-start-width="0.3cm" draw:marker-start-center="false" draw:marker-end="" draw:marker-end-width="0.3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6" style:family="graphic" style:parent-style-name="standard">
      <style:graphic-properties draw:stroke="none" draw:stroke-dash="Dash_20_4" svg:stroke-width="0cm" svg:stroke-color="#ff0000" draw:marker-start="" draw:marker-start-width="0.3cm" draw:marker-start-center="false" draw:marker-end="" draw:marker-end-width="0.3cm" draw:marker-end-center="false" svg:stroke-opacity="100%" draw:stroke-linejoin="round" draw:fill="solid" draw:fill-color="#ff0000"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0.2cm"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style>
    <style:style style:name="gr17" style:family="graphic" style:parent-style-name="standard">
      <style:graphic-properties draw:stroke="none" draw:stroke-dash="Dash_20_4" svg:stroke-width="0cm" svg:stroke-color="#808080" draw:marker-start="" draw:marker-start-width="0.3cm" draw:marker-start-center="false" draw:marker-end="" draw:marker-end-width="0.3cm" draw:marker-end-center="false" svg:stroke-opacity="100%" draw:stroke-linejoin="round" draw:fill="solid" draw:fill-color="#808080"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5cm"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style>
    <style:style style:name="gr18" style:family="graphic" style:parent-style-name="standard">
      <style:graphic-properties draw:stroke="none" draw:stroke-dash="Dash_20_4" svg:stroke-width="0cm" svg:stroke-color="#99ccff" draw:marker-start="" draw:marker-start-width="0.3cm" draw:marker-start-center="false" draw:marker-end="" draw:marker-end-width="0.3cm" draw:marker-end-center="false" svg:stroke-opacity="100%" draw:stroke-linejoin="round" draw:fill="solid" draw:fill-color="#99ccff"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1.3cm"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style>
    <style:style style:name="gr19" style:family="graphic" style:parent-style-name="standard">
      <style:graphic-properties draw:stroke="none" draw:stroke-dash="Dash_20_4" svg:stroke-width="0cm" svg:stroke-color="#99ccff" draw:marker-start="" draw:marker-start-width="0.3cm" draw:marker-start-center="false" draw:marker-end="" draw:marker-end-width="0.3cm" draw:marker-end-center="false" svg:stroke-opacity="100%" draw:stroke-linejoin="round" draw:fill="solid" draw:fill-color="#a7dfff"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1.4cm"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style>
    <style:style style:name="gr20" style:family="graphic" style:parent-style-name="standard">
      <style:graphic-properties draw:stroke="none" draw:stroke-dash="Dash_20_4" svg:stroke-width="0cm" svg:stroke-color="#ffffff"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1.5cm"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style>
    <style:style style:name="gr21" style:family="graphic" style:parent-style-name="standard">
      <style:graphic-properties draw:stroke="none" draw:stroke-dash="Dash_20_4" svg:stroke-width="0cm" svg:stroke-color="#808080" draw:marker-start="" draw:marker-start-width="0.3cm" draw:marker-start-center="false" draw:marker-end="" draw:marker-end-width="0.3cm" draw:marker-end-center="false" svg:stroke-opacity="100%" draw:stroke-linejoin="round" draw:fill="solid" draw:fill-color="#808080"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1.5cm"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style>
    <style:style style:name="P1" style:family="paragraph">
      <style:paragraph-properties fo:text-align="center"/>
    </style:style>
  </office:automatic-styles>
  <office:body>
    <office:drawing>
      <draw:page draw:name="page1" draw:style-name="dp1" draw:master-page-name="Alapértelmezett">
        <dr3d:scene draw:style-name="gr1" svg:width="10.233cm" svg:height="11.483cm" svg:x="9.5cm" svg:y="1.517cm" dr3d:transform="matrix (0.703723991735739 -0.0765636673720563 0.706336002405413 0.500708601559973 0.758766726033303 -0.416610071636005 -0.50404706107602 0.646847014604875 0.57229843606058 -0.689386901541378cm 6.27765004057044cm -8.39860511943201cm)" dr3d:vrp="(0 0 20434.2857142857)" dr3d:vpn="(0 0 18574.2857142857)" dr3d:vup="(0 3459600 0)" dr3d:projection="perspective" dr3d:distance="1.8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dr3d:transform="matrix (0.99999469791144 -0.0000248497997251268 -0.00113763302864544 -0.0000248497997251407 0.999883534094266 -0.00533185227003223 -0.0011376330286455 -0.00533185227003236 0.755905829690952 -0.0506936688659143cm 0.105917141753007cm 1.60969934699627cm)" svg:viewBox="5000 -14000 6500 10000" svg:d="m5000-14000v10000h6500v-10000z"/>
          <dr3d:extrude draw:style-name="gr3" draw:layer="layout" dr3d:transform="matrix (1 0 0 0 1 0 0 0 1 0.0101002731232184cm 0.0539082384211579cm 0.129142162462165cm)" svg:viewBox="5500 -13500 5500 9000" svg:d="m5500-13500v9000h5500v-9000z"/>
          <dr3d:extrude draw:style-name="gr2" draw:layer="layout" svg:viewBox="5000 -14000 6500 10000" svg:d="m5000-14000v10000h6500v-10000z"/>
          <dr3d:extrude draw:style-name="gr4" draw:layer="layout" svg:viewBox="5000 -14000 500 10000" svg:d="m5000-14000v10000h500v-10000z"/>
        </dr3d:scene>
        <dr3d:scene draw:style-name="gr1" svg:width="8.185cm" svg:height="9.544cm" svg:x="1cm" svg:y="1cm" dr3d:transform="matrix (0.998266147634163 -0.0471827176729952 -0.0351921815270819 0.00383419353383683 0.64873346924592 -0.761006034693611 0.0587366788947909 0.759551628945088 0.647789568856483 -8.12544769671439cm 4.93157617164945cm -5.60459654294664cm)" dr3d:vrp="(0 0 20434.2857142857)" dr3d:vpn="(0 0 18574.2857142857)" dr3d:vup="(0 3459600 0)" dr3d:projection="perspective" dr3d:distance="1.8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 draw:layer="layout" dr3d:transform="matrix (0.99999469791144 -0.0000248497997251268 -0.00113763302864544 -0.0000248497997251407 0.999883534094266 -0.00533185227003223 -0.0011376330286455 -0.00533185227003236 0.755905829690952 -0.0506936688659143cm 0.105917141753007cm 1.60969934699627cm)" svg:viewBox="5000 -14000 6500 10000" svg:d="m5000-14000v10000h6500v-10000z"/>
          <dr3d:extrude draw:style-name="gr3" draw:layer="layout" dr3d:transform="matrix (1 0 0 0 1 0 0 0 1 0.0101002731232184cm 0.0539082384211579cm 0.129142162462165cm)" svg:viewBox="5500 -13500 5500 9000" svg:d="m5500-13500v9000h5500v-9000z"/>
          <dr3d:extrude draw:style-name="gr5" draw:layer="layout" svg:viewBox="5000 -14000 6500 10000" svg:d="m5000-14000v10000h6500v-10000z"/>
          <dr3d:extrude draw:style-name="gr6" draw:layer="layout" svg:viewBox="5000 -14000 500 10000" svg:d="m5000-14000v10000h500v-10000z"/>
        </dr3d:scene>
        <dr3d:scene draw:style-name="gr1" svg:width="11.296cm" svg:height="7.304cm" svg:x="1.704cm" svg:y="13.5cm" dr3d:transform="matrix (0.730545598708519 -0.191617279249181 0.655428063559037 0.680625168175036 0.281982891027981 -0.676191562809093 -0.0552495127065195 0.940089606080527 0.336420902865815 0.226914695230083cm 2.57752463541895cm -10.4185755247447cm)" dr3d:vrp="(0 0 20434.2857142857)" dr3d:vpn="(0 0 18574.2857142857)" dr3d:vup="(0 3459600 0)" dr3d:projection="perspective" dr3d:distance="1.8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dr3d:transform="matrix (0.99999469791144 -0.0000248497997251268 -0.00113763302864544 -0.0000248497997251407 0.999883534094266 -0.00533185227003223 -0.0011376330286455 -0.00533185227003236 0.755905829690952 -0.0506936688659143cm 0.105917141753007cm 1.60969934699627cm)" svg:viewBox="5000 -14000 6500 10000" svg:d="m5000-14000v10000h6500v-10000z"/>
          <dr3d:extrude draw:style-name="gr3" draw:layer="layout" dr3d:transform="matrix (1 0 0 0 1 0 0 0 1 0.0101002731232184cm 0.0539082384211579cm 0.129142162462165cm)" svg:viewBox="5500 -13500 5500 9000" svg:d="m5500-13500v9000h5500v-9000z"/>
          <dr3d:extrude draw:style-name="gr7" draw:layer="layout" svg:viewBox="5000 -14000 6500 10000" svg:d="m5000-14000v10000h6500v-10000z"/>
          <dr3d:extrude draw:style-name="gr8" draw:layer="layout" svg:viewBox="5000 -14000 500 10000" svg:d="m5000-14000v10000h500v-10000z"/>
        </dr3d:scene>
      </draw:page>
      <draw:page draw:name="page2" draw:style-name="dp1" draw:master-page-name="Alapértelmezett">
        <draw:g>
          <draw:rect draw:style-name="gr9" draw:text-style-name="P1" draw:layer="layout" svg:width="0.5cm" svg:height="3cm" svg:x="5.75cm" svg:y="5.5cm">
            <text:p/>
          </draw:rect>
          <draw:rect draw:style-name="gr9" draw:text-style-name="P1" draw:layer="layout" svg:width="0.5cm" svg:height="3cm" svg:x="4.75cm" svg:y="5.5cm">
            <text:p/>
          </draw:rect>
          <draw:rect draw:style-name="gr9" draw:text-style-name="P1" draw:layer="layout" svg:width="0.5cm" svg:height="3cm" svg:x="7.75cm" svg:y="5.5cm">
            <text:p/>
          </draw:rect>
          <draw:rect draw:style-name="gr9" draw:text-style-name="P1" draw:layer="layout" svg:width="0.5cm" svg:height="3cm" svg:x="8.75cm" svg:y="5.5cm">
            <text:p/>
          </draw:rect>
          <draw:rect draw:style-name="gr9" draw:text-style-name="P1" draw:layer="layout" svg:width="0.5cm" svg:height="3cm" svg:x="9.75cm" svg:y="5.5cm">
            <text:p/>
          </draw:rect>
          <draw:rect draw:style-name="gr9" draw:text-style-name="P1" draw:layer="layout" svg:width="0.5cm" svg:height="3cm" svg:x="11.75cm" svg:y="5.5cm">
            <text:p/>
          </draw:rect>
          <draw:rect draw:style-name="gr9" draw:text-style-name="P1" draw:layer="layout" svg:width="0.5cm" svg:height="3cm" svg:x="12.75cm" svg:y="5.5cm">
            <text:p/>
          </draw:rect>
          <draw:rect draw:style-name="gr9" draw:text-style-name="P1" draw:layer="layout" svg:width="0.5cm" svg:height="3cm" svg:x="14.75cm" svg:y="5.5cm">
            <text:p/>
          </draw:rect>
          <draw:rect draw:style-name="gr9" draw:text-style-name="P1" draw:layer="layout" svg:width="0.5cm" svg:height="3cm" svg:x="15.75cm" svg:y="5.5cm">
            <text:p/>
          </draw:rect>
          <draw:rect draw:style-name="gr9" draw:text-style-name="P1" draw:layer="layout" svg:width="0.5cm" svg:height="3cm" svg:x="16.75cm" svg:y="5.5cm">
            <text:p/>
          </draw:rect>
          <draw:rect draw:style-name="gr10" draw:text-style-name="P1" draw:layer="layout" svg:width="1cm" svg:height="4.5cm" svg:x="4cm" svg:y="5.5cm">
            <text:p/>
          </draw:rect>
          <draw:rect draw:style-name="gr10" draw:text-style-name="P1" draw:layer="layout" svg:width="1cm" svg:height="4.5cm" svg:x="5cm" svg:y="5.5cm">
            <text:p/>
          </draw:rect>
          <draw:rect draw:style-name="gr10" draw:text-style-name="P1" draw:layer="layout" svg:width="1cm" svg:height="4.5cm" svg:x="6cm" svg:y="5.5cm">
            <text:p/>
          </draw:rect>
          <draw:rect draw:style-name="gr10" draw:text-style-name="P1" draw:layer="layout" svg:width="1cm" svg:height="4.5cm" svg:x="7cm" svg:y="5.5cm">
            <text:p/>
          </draw:rect>
          <draw:rect draw:style-name="gr10" draw:text-style-name="P1" draw:layer="layout" svg:width="1cm" svg:height="4.5cm" svg:x="8cm" svg:y="5.5cm">
            <text:p/>
          </draw:rect>
          <draw:rect draw:style-name="gr10" draw:text-style-name="P1" draw:layer="layout" svg:width="1cm" svg:height="4.5cm" svg:x="9cm" svg:y="5.5cm">
            <text:p/>
          </draw:rect>
          <draw:rect draw:style-name="gr10" draw:text-style-name="P1" draw:layer="layout" svg:width="1cm" svg:height="4.5cm" svg:x="10cm" svg:y="5.5cm">
            <text:p/>
          </draw:rect>
          <draw:rect draw:style-name="gr10" draw:text-style-name="P1" draw:layer="layout" svg:width="1cm" svg:height="4.5cm" svg:x="11cm" svg:y="5.5cm">
            <text:p/>
          </draw:rect>
          <draw:rect draw:style-name="gr10" draw:text-style-name="P1" draw:layer="layout" svg:width="1cm" svg:height="4.5cm" svg:x="12cm" svg:y="5.5cm">
            <text:p/>
          </draw:rect>
          <draw:rect draw:style-name="gr10" draw:text-style-name="P1" draw:layer="layout" svg:width="1cm" svg:height="4.5cm" svg:x="13cm" svg:y="5.5cm">
            <text:p/>
          </draw:rect>
          <draw:rect draw:style-name="gr10" draw:text-style-name="P1" draw:layer="layout" svg:width="1cm" svg:height="4.5cm" svg:x="14cm" svg:y="5.5cm">
            <text:p/>
          </draw:rect>
          <draw:rect draw:style-name="gr10" draw:text-style-name="P1" draw:layer="layout" svg:width="1cm" svg:height="4.5cm" svg:x="15cm" svg:y="5.5cm">
            <text:p/>
          </draw:rect>
          <draw:rect draw:style-name="gr10" draw:text-style-name="P1" draw:layer="layout" svg:width="1cm" svg:height="4.5cm" svg:x="16cm" svg:y="5.5cm">
            <text:p/>
          </draw:rect>
          <draw:rect draw:style-name="gr10" draw:text-style-name="P1" draw:layer="layout" svg:width="1cm" svg:height="4.5cm" svg:x="17cm" svg:y="5.5cm">
            <text:p/>
          </draw:rect>
          <draw:rect draw:style-name="gr9" draw:text-style-name="P1" draw:layer="layout" svg:width="0.5cm" svg:height="3cm" svg:x="5.75cm" svg:y="5.5cm">
            <text:p/>
          </draw:rect>
          <draw:rect draw:style-name="gr9" draw:text-style-name="P1" draw:layer="layout" svg:width="0.5cm" svg:height="3cm" svg:x="4.75cm" svg:y="5.5cm">
            <text:p/>
          </draw:rect>
          <draw:rect draw:style-name="gr9" draw:text-style-name="P1" draw:layer="layout" svg:width="0.5cm" svg:height="3cm" svg:x="7.75cm" svg:y="5.5cm">
            <text:p/>
          </draw:rect>
          <draw:rect draw:style-name="gr9" draw:text-style-name="P1" draw:layer="layout" svg:width="0.5cm" svg:height="3cm" svg:x="8.75cm" svg:y="5.5cm">
            <text:p/>
          </draw:rect>
          <draw:rect draw:style-name="gr9" draw:text-style-name="P1" draw:layer="layout" svg:width="0.5cm" svg:height="3cm" svg:x="9.75cm" svg:y="5.5cm">
            <text:p/>
          </draw:rect>
          <draw:rect draw:style-name="gr9" draw:text-style-name="P1" draw:layer="layout" svg:width="0.5cm" svg:height="3cm" svg:x="11.75cm" svg:y="5.5cm">
            <text:p/>
          </draw:rect>
          <draw:rect draw:style-name="gr9" draw:text-style-name="P1" draw:layer="layout" svg:width="0.5cm" svg:height="3cm" svg:x="12.75cm" svg:y="5.5cm">
            <text:p/>
          </draw:rect>
          <draw:rect draw:style-name="gr9" draw:text-style-name="P1" draw:layer="layout" svg:width="0.5cm" svg:height="3cm" svg:x="14.75cm" svg:y="5.5cm">
            <text:p/>
          </draw:rect>
          <draw:rect draw:style-name="gr9" draw:text-style-name="P1" draw:layer="layout" svg:width="0.5cm" svg:height="3cm" svg:x="15.75cm" svg:y="5.5cm">
            <text:p/>
          </draw:rect>
          <draw:rect draw:style-name="gr9" draw:text-style-name="P1" draw:layer="layout" svg:width="0.5cm" svg:height="3cm" svg:x="16.75cm" svg:y="5.5cm">
            <text:p/>
          </draw:rect>
        </draw:g>
        <dr3d:scene draw:style-name="gr11" svg:width="14.511cm" svg:height="7.569cm" svg:x="4.225cm" svg:y="12.613cm" dr3d:transform="matrix (0.902520020361427 -0.293915004528309 0.314756386686503 0.42521633065788 0.492480029772597 -0.759377700763638 0.0681812656721618 0.819193133753155 0.569450546248812 -2.95920954806143cm 10.5105861571397cm -16.0303126445316cm)" dr3d:vrp="(0 0 42292.8571428571)" dr3d:vpn="(0 0 40002.8571428572)" dr3d:vup="(0 5244100 0)" dr3d:projection="perspective" dr3d:distance="2.29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5750 -17000 500 3000" svg:d="m5750-17000v3000h500v-3000z"/>
          <dr3d:extrude draw:style-name="gr12" draw:layer="layout" svg:viewBox="4750 -17000 500 3000" svg:d="m4750-17000v3000h500v-3000z"/>
          <dr3d:extrude draw:style-name="gr12" draw:layer="layout" svg:viewBox="7750 -17000 500 3000" svg:d="m7750-17000v3000h500v-3000z"/>
          <dr3d:extrude draw:style-name="gr12" draw:layer="layout" svg:viewBox="8750 -17000 500 3000" svg:d="m8750-17000v3000h500v-3000z"/>
          <dr3d:extrude draw:style-name="gr12" draw:layer="layout" svg:viewBox="9750 -17000 500 3000" svg:d="m9750-17000v3000h500v-3000z"/>
          <dr3d:extrude draw:style-name="gr12" draw:layer="layout" svg:viewBox="11750 -17000 500 3000" svg:d="m11750-17000v3000h500v-3000z"/>
          <dr3d:extrude draw:style-name="gr12" draw:layer="layout" svg:viewBox="12750 -17000 500 3000" svg:d="m12750-17000v3000h500v-3000z"/>
          <dr3d:extrude draw:style-name="gr12" draw:layer="layout" svg:viewBox="14750 -17000 500 3000" svg:d="m14750-17000v3000h500v-3000z"/>
          <dr3d:extrude draw:style-name="gr12" draw:layer="layout" svg:viewBox="15750 -17000 500 3000" svg:d="m15750-17000v3000h500v-3000z"/>
          <dr3d:extrude draw:style-name="gr12" draw:layer="layout" svg:viewBox="16750 -17000 500 3000" svg:d="m16750-17000v3000h500v-3000z"/>
          <dr3d:extrude draw:style-name="gr13" draw:layer="layout" svg:viewBox="4000 -18500 1000 4500" svg:d="m4000-18500v4500h1000v-4500z"/>
          <dr3d:extrude draw:style-name="gr13" draw:layer="layout" svg:viewBox="5000 -18500 1000 4500" svg:d="m5000-18500v4500h1000v-4500z"/>
          <dr3d:extrude draw:style-name="gr13" draw:layer="layout" svg:viewBox="6000 -18500 1000 4500" svg:d="m6000-18500v4500h1000v-4500z"/>
          <dr3d:extrude draw:style-name="gr13" draw:layer="layout" svg:viewBox="7000 -18500 1000 4500" svg:d="m7000-18500v4500h1000v-4500z"/>
          <dr3d:extrude draw:style-name="gr13" draw:layer="layout" svg:viewBox="8000 -18500 1000 4500" svg:d="m8000-18500v4500h1000v-4500z"/>
          <dr3d:extrude draw:style-name="gr13" draw:layer="layout" svg:viewBox="9000 -18500 1000 4500" svg:d="m9000-18500v4500h1000v-4500z"/>
          <dr3d:extrude draw:style-name="gr13" draw:layer="layout" svg:viewBox="10000 -18500 1000 4500" svg:d="m10000-18500v4500h1000v-4500z"/>
          <dr3d:extrude draw:style-name="gr13" draw:layer="layout" svg:viewBox="11000 -18500 1000 4500" svg:d="m11000-18500v4500h1000v-4500z"/>
          <dr3d:extrude draw:style-name="gr13" draw:layer="layout" svg:viewBox="12000 -18500 1000 4500" svg:d="m12000-18500v4500h1000v-4500z"/>
          <dr3d:extrude draw:style-name="gr13" draw:layer="layout" svg:viewBox="13000 -18500 1000 4500" svg:d="m13000-18500v4500h1000v-4500z"/>
          <dr3d:extrude draw:style-name="gr13" draw:layer="layout" svg:viewBox="14000 -18500 1000 4500" svg:d="m14000-18500v4500h1000v-4500z"/>
          <dr3d:extrude draw:style-name="gr13" draw:layer="layout" svg:viewBox="15000 -18500 1000 4500" svg:d="m15000-18500v4500h1000v-4500z"/>
          <dr3d:extrude draw:style-name="gr13" draw:layer="layout" svg:viewBox="16000 -18500 1000 4500" svg:d="m16000-18500v4500h1000v-4500z"/>
          <dr3d:extrude draw:style-name="gr13" draw:layer="layout" svg:viewBox="17000 -18500 1000 4500" svg:d="m17000-18500v4500h1000v-4500z"/>
          <dr3d:extrude draw:style-name="gr14" draw:layer="layout" svg:viewBox="5750 -17000 500 3000" svg:d="m5750-17000v3000h500v-3000z"/>
          <dr3d:extrude draw:style-name="gr14" draw:layer="layout" svg:viewBox="4750 -17000 500 3000" svg:d="m4750-17000v3000h500v-3000z"/>
          <dr3d:extrude draw:style-name="gr14" draw:layer="layout" svg:viewBox="7750 -17000 500 3000" svg:d="m7750-17000v3000h500v-3000z"/>
          <dr3d:extrude draw:style-name="gr14" draw:layer="layout" svg:viewBox="8750 -17000 500 3000" svg:d="m8750-17000v3000h500v-3000z"/>
          <dr3d:extrude draw:style-name="gr14" draw:layer="layout" svg:viewBox="9750 -17000 500 3000" svg:d="m9750-17000v3000h500v-3000z"/>
          <dr3d:extrude draw:style-name="gr14" draw:layer="layout" svg:viewBox="11750 -17000 500 3000" svg:d="m11750-17000v3000h500v-3000z"/>
          <dr3d:extrude draw:style-name="gr14" draw:layer="layout" svg:viewBox="12750 -17000 500 3000" svg:d="m12750-17000v3000h500v-3000z"/>
          <dr3d:extrude draw:style-name="gr14" draw:layer="layout" svg:viewBox="14750 -17000 500 3000" svg:d="m14750-17000v3000h500v-3000z"/>
          <dr3d:extrude draw:style-name="gr14" draw:layer="layout" svg:viewBox="15750 -17000 500 3000" svg:d="m15750-17000v3000h500v-3000z"/>
          <dr3d:extrude draw:style-name="gr14" draw:layer="layout" svg:viewBox="16750 -17000 500 3000" svg:d="m16750-17000v3000h500v-3000z"/>
        </dr3d:scene>
      </draw:page>
      <draw:page draw:name="page3" draw:style-name="dp1" draw:master-page-name="Alapértelmezett">
        <dr3d:scene draw:style-name="gr15" svg:width="10.699cm" svg:height="11.159cm" svg:x="3.057cm" svg:y="2.084cm" dr3d:transform="matrix (0.232057424054623 -0.972574354146688 0.0157631721835671 0.680106394818312 0.173817480162414 0.712209783222071 -0.69541688480247 -0.154552933476348 0.701789674393608 7.31513110777737cm 13.3694338635142cm 12.9120978429268cm)" dr3d:vrp="(0 0 21602.8571428571)" dr3d:vpn="(0 0 20002.8571428571)" dr3d:vup="(0 2560000 0)"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98997397986812 -0.0447682711459751 0.0000267241432908366 0.0447681989552338 0.998996560772056 0.00129612032914994 -0.0000847223935702684 -0.00129362444453485 0.999999159678603 0.454303720877484cm 0.400321238194936cm 0.141436372590505cm)" svg:viewBox="7500 -17000 7000 7500" svg:d="m11000-17000-358 19-347 57-335 93-322 126-306 158-288 187-270 216-248 242-226 267-202 288-175 310-148 327-118 345-86 359-53 373-18 383 18 383 53 373 86 359 118 345 148 327 175 310 202 288 226 267 248 242 270 216 288 187 306 158 322 126 335 93 347 57 358 19 358-19 347-57 335-93 322-126 306-158 288-187 270-216 249-242 225-267 202-288 175-310 148-327 118-345 86-359 53-373 18-383-18-383-53-373-86-359-118-345-148-327-175-310-202-288-225-267-249-242-270-216-288-187-306-158-322-126-335-93-347-57z"/>
          <dr3d:extrude draw:style-name="gr17" draw:layer="layout" dr3d:transform="matrix (1 0 0 0 1 0 0 0 1 -0.00674841534072039cm 0.000290409899334918cm 0.233316153207092cm)" svg:viewBox="8500 -16000 5000 5500" svg:d="m11000-16000-255 14-249 42-239 68-230 92-218 116-206 138-193 158-177 178-162 195-144 212-125 227-105 240-85 253-61 263-38 273-13 281 13 281 38 273 61 263 85 253 105 240 125 227 144 212 162 195 177 178 193 158 206 138 218 116 230 92 239 68 249 42 255 14 255-14 249-42 239-68 230-92 218-116 206-138 193-158 178-178 161-195 144-212 125-227 105-240 85-253 61-263 38-273 13-281-13-281-38-273-61-263-85-253-105-240-125-227-144-212-161-195-178-178-193-158-206-138-218-116-230-92-239-68-249-42z"/>
          <dr3d:extrude draw:style-name="gr16" draw:layer="layout" dr3d:transform="matrix (1 0 0 0 1 0 0 0 1 -0.148830533228302cm 0.0064047421491141cm 5.14558836992382cm)" svg:viewBox="7500 -17000 7000 7500" svg:d="m11000-17000-358 19-347 57-335 93-322 126-306 158-288 187-270 216-248 242-226 267-202 288-175 310-148 327-118 345-86 359-53 373-18 383 18 383 53 373 86 359 118 345 148 327 175 310 202 288 226 267 248 242 270 216 288 187 306 158 322 126 335 93 347 57 358 19 358-19 347-57 335-93 322-126 306-158 288-187 270-216 249-242 225-267 202-288 175-310 148-327 118-345 86-359 53-373 18-383-18-383-53-373-86-359-118-345-148-327-175-310-202-288-225-267-249-242-270-216-288-187-306-158-322-126-335-93-347-57z"/>
        </dr3d:scene>
        <dr3d:scene draw:style-name="gr15" svg:width="11.369cm" svg:height="8.882cm" svg:x="7.631cm" svg:y="16.118cm" dr3d:transform="matrix (0.791910838500074 -0.129973607500358 0.596644018841596 0.473314327671729 0.747992555342543 -0.465274848205654 -0.3858118337827 0.650856357812901 0.653861782342226 1.18359081687569cm 17.0308832028877cm -17.1740330024067cm)" dr3d:vrp="(0 0 28965.7142857143)" dr3d:vpn="(0 0 27145.7142857143)" dr3d:vup="(0 3312400 0)" dr3d:projection="perspective" dr3d:distance="1.82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8" draw:layer="layout" svg:viewBox="7000 -25501 9501 7501" svg:d="m11750-18000-948-19-887-56-807-87-705-115-583-139-240-77-202-82-162-86-64-44-54-45-42-46-31-46-19-47-4-24-2-24v-5626l2-24 4-24 19-47 31-46 42-46 54-45 64-44 162-86 202-82 240-77 583-140 705-115 807-87 887-56 948-19 948 19 887 56 807 87 705 115 584 140 240 77 202 82 162 86 64 44 54 45 42 46 31 46 19 47 4 24 2 24v5626l-2 24-4 24-19 47-31 46-42 46-54 45-64 44-162 86-202 82-240 77-584 139-705 115-807 87-887 56z"/>
          <dr3d:extrude draw:style-name="gr19" draw:layer="layout" svg:viewBox="7000 -19875 9501 1875" svg:d="m11750-18000-948-19-887-56-807-87-705-115-583-139-240-77-202-82-162-86-64-44-54-45-42-46-31-46-19-47-4-24-2-24 6-48 19-47 31-46 42-46 54-45 64-45 162-86 202-81 240-78 583-139 705-115 807-87 887-56 948-19 948 19 887 56 807 87 705 115 584 139 240 78 202 81 162 86 64 45 54 45 42 46 31 46 19 47 4 24 2 24-2 24-4 24-19 47-31 46-42 46-54 45-64 44-162 86-202 82-240 77-584 139-705 115-807 87-887 56z"/>
          <dr3d:extrude draw:style-name="gr20" draw:layer="layout" svg:viewBox="10000 -20000 3500 1500" svg:d="m10000-20000v1500h3500v-1500z"/>
          <dr3d:extrude draw:style-name="gr21" draw:layer="layout" svg:viewBox="7500 -24500 2001 5000" svg:d="m8247-19500-70-4-69-13-69-20-66-27-65-34-62-40-58-45-55-50-50-55-45-58-40-62-34-65-27-66-20-69-13-69-4-70v-3507l4-70 13-69 20-68 27-67 34-64 40-62 45-58 50-55 55-50 58-45 62-40 65-34 66-27 69-20 69-13 70-4h507l70 4 69 13 68 20 67 27 65 34 61 40 59 45 54 50 51 55 45 58 40 62 34 64 27 67 20 68 13 69 4 70v3507l-4 70-13 69-20 69-27 66-34 65-40 62-45 58-51 55-54 50-59 45-61 40-65 34-67 27-68 20-69 13-70 4z"/>
          <dr3d:extrude draw:style-name="gr21" draw:layer="layout" svg:viewBox="14000 -24500 2001 5000" svg:d="m14747-19500-70-4-69-13-69-20-66-27-65-34-62-40-58-45-55-50-50-55-45-58-40-62-34-65-27-66-20-69-13-69-4-70v-3507l4-70 13-69 20-68 27-67 34-64 40-62 45-58 50-55 55-50 58-45 62-40 65-34 66-27 69-20 69-13 70-4h507l70 4 69 13 68 20 67 27 65 34 61 40 59 45 54 50 51 55 45 58 40 62 34 64 27 67 20 68 13 69 4 70v3507l-4 70-13 69-20 69-27 66-34 65-40 62-45 58-51 55-54 50-59 45-61 40-65 34-67 27-68 20-69 13-70 4z"/>
        </dr3d:sce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hu" fo:country="HU"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Alapértelmezet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1$Win32 OpenOffice.org_project/680m6$Build-9095</meta:generator>
    <meta:creation-date>2007-02-04T11:57:08</meta:creation-date>
    <dc:date>2007-02-05T21:31:38</dc:date>
    <dc:language>hu-HU</dc:language>
    <meta:editing-cycles>4</meta:editing-cycles>
    <meta:editing-duration>PT52M48S</meta:editing-duration>
    <meta:user-defined meta:name="Info 1"/>
    <meta:user-defined meta:name="Info 2"/>
    <meta:user-defined meta:name="Info 3"/>
    <meta:user-defined meta:name="Info 4"/>
    <meta:document-statistic meta:object-count="95"/>
  </office:meta>
</office:document-meta>
</file>